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3f8688e" officeooo:paragraph-rsid="03f8688e"/>
    </style:style>
    <style:style style:name="P5" style:family="paragraph" style:parent-style-name="Text_20_body">
      <style:text-properties officeooo:rsid="03f8688e" officeooo:paragraph-rsid="03fcc266"/>
    </style:style>
    <style:style style:name="P6" style:family="paragraph" style:parent-style-name="Text_20_body">
      <style:text-properties officeooo:rsid="04255fee" officeooo:paragraph-rsid="04255fee"/>
    </style:style>
    <style:style style:name="P7" style:family="paragraph" style:parent-style-name="Text_20_body">
      <style:text-properties officeooo:rsid="042b50d9" officeooo:paragraph-rsid="042fb19b"/>
    </style:style>
    <style:style style:name="P8" style:family="paragraph" style:parent-style-name="Text_20_body">
      <style:text-properties officeooo:rsid="043468c3" officeooo:paragraph-rsid="043468c3"/>
    </style:style>
    <style:style style:name="P9" style:family="paragraph" style:parent-style-name="Text_20_body">
      <style:text-properties officeooo:rsid="04354841" officeooo:paragraph-rsid="04386f34"/>
    </style:style>
    <style:style style:name="P10" style:family="paragraph" style:parent-style-name="Text_20_body">
      <style:text-properties officeooo:rsid="0437513e" officeooo:paragraph-rsid="0437513e"/>
    </style:style>
    <style:style style:name="P11" style:family="paragraph" style:parent-style-name="Text_20_body">
      <style:text-properties officeooo:rsid="043a61d4" officeooo:paragraph-rsid="043a61d4"/>
    </style:style>
    <style:style style:name="P12" style:family="paragraph" style:parent-style-name="Heading_20_2">
      <style:text-properties officeooo:paragraph-rsid="03f4cd97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15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16" style:family="paragraph" style:parent-style-name="Text_20_body" style:list-style-name="L1">
      <style:text-properties officeooo:rsid="03fe59cd" officeooo:paragraph-rsid="03fe59cd"/>
    </style:style>
    <style:style style:name="P17" style:family="paragraph" style:parent-style-name="Text_20_body" style:list-style-name="L1">
      <style:text-properties officeooo:rsid="04097788" officeooo:paragraph-rsid="04097788"/>
    </style:style>
    <style:style style:name="P18" style:family="paragraph" style:parent-style-name="Text_20_body" style:list-style-name="L1">
      <style:text-properties officeooo:rsid="0413012f" officeooo:paragraph-rsid="04097788"/>
    </style:style>
    <style:style style:name="P19" style:family="paragraph" style:parent-style-name="Text_20_body" style:list-style-name="L1">
      <style:text-properties officeooo:rsid="040864a4" officeooo:paragraph-rsid="040864a4"/>
    </style:style>
    <style:style style:name="P20" style:family="paragraph" style:parent-style-name="Text_20_body" style:list-style-name="L1">
      <style:text-properties officeooo:rsid="041073b2" officeooo:paragraph-rsid="041073b2"/>
    </style:style>
    <style:style style:name="P21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23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24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25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26" style:family="paragraph" style:parent-style-name="Text_20_body" style:list-style-name="L2">
      <style:text-properties officeooo:rsid="041690ec" officeooo:paragraph-rsid="041690ec"/>
    </style:style>
    <style:style style:name="P27" style:family="paragraph" style:parent-style-name="Text_20_body" style:list-style-name="L2">
      <style:text-properties officeooo:rsid="0418d380" officeooo:paragraph-rsid="0418d380"/>
    </style:style>
    <style:style style:name="P28" style:family="paragraph" style:parent-style-name="Text_20_body" style:list-style-name="L3">
      <style:text-properties officeooo:rsid="0426b9a6" officeooo:paragraph-rsid="0426b9a6"/>
    </style:style>
    <style:style style:name="P29" style:family="paragraph" style:parent-style-name="Text_20_body" style:list-style-name="L3">
      <style:text-properties officeooo:rsid="0425a8df" officeooo:paragraph-rsid="0425a8df"/>
    </style:style>
    <style:style style:name="P30" style:family="paragraph" style:parent-style-name="Text_20_body" style:list-style-name="L4">
      <style:text-properties officeooo:paragraph-rsid="03f4cd97"/>
    </style:style>
    <style:style style:name="P31" style:family="paragraph" style:parent-style-name="Text_20_body" style:list-style-name="L4">
      <style:text-properties officeooo:rsid="043468c3" officeooo:paragraph-rsid="043468c3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33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35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36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37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39" style:family="paragraph" style:parent-style-name="Heading_20_1">
      <style:text-properties officeooo:rsid="03f6a5de" officeooo:paragraph-rsid="03f6a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bold" officeooo:rsid="040b2f2a" style:font-weight-asian="bold" style:font-weight-complex="bold"/>
    </style:style>
    <style:style style:name="T7" style:family="text">
      <style:text-properties fo:font-weight="bold" officeooo:rsid="0425a8df" style:font-weight-asian="bold" style:font-weight-complex="bold"/>
    </style:style>
    <style:style style:name="T8" style:family="text">
      <style:text-properties fo:font-weight="bold" officeooo:rsid="043bab3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f9437a" style:font-weight-asian="normal" style:font-weight-complex="normal"/>
    </style:style>
    <style:style style:name="T11" style:family="text">
      <style:text-properties fo:font-weight="normal" officeooo:rsid="03fabb75" style:font-weight-asian="normal" style:font-weight-complex="normal"/>
    </style:style>
    <style:style style:name="T12" style:family="text">
      <style:text-properties fo:font-weight="normal" officeooo:rsid="03fae783" style:font-weight-asian="normal" style:font-weight-complex="normal"/>
    </style:style>
    <style:style style:name="T13" style:family="text">
      <style:text-properties fo:font-weight="normal" officeooo:rsid="03fc3a13" style:font-weight-asian="normal" style:font-weight-complex="normal"/>
    </style:style>
    <style:style style:name="T14" style:family="text">
      <style:text-properties fo:font-weight="normal" officeooo:rsid="03fcc266" style:font-weight-asian="normal" style:font-weight-complex="normal"/>
    </style:style>
    <style:style style:name="T15" style:family="text">
      <style:text-properties fo:font-weight="normal" officeooo:rsid="0402dc62" style:font-weight-asian="normal" style:font-weight-complex="normal"/>
    </style:style>
    <style:style style:name="T16" style:family="text">
      <style:text-properties fo:font-weight="normal" officeooo:rsid="04047a84" style:font-weight-asian="normal" style:font-weight-complex="normal"/>
    </style:style>
    <style:style style:name="T17" style:family="text">
      <style:text-properties fo:font-weight="normal" officeooo:rsid="04066584" style:font-weight-asian="normal" style:font-weight-complex="normal"/>
    </style:style>
    <style:style style:name="T18" style:family="text">
      <style:text-properties fo:font-weight="normal" officeooo:rsid="04087619" style:font-weight-asian="normal" style:font-weight-complex="normal"/>
    </style:style>
    <style:style style:name="T19" style:family="text">
      <style:text-properties fo:font-weight="normal" officeooo:rsid="04097788" style:font-weight-asian="normal" style:font-weight-complex="normal"/>
    </style:style>
    <style:style style:name="T20" style:family="text">
      <style:text-properties fo:font-weight="normal" officeooo:rsid="040b2f2a" style:font-weight-asian="normal" style:font-weight-complex="normal"/>
    </style:style>
    <style:style style:name="T21" style:family="text">
      <style:text-properties fo:font-weight="normal" officeooo:rsid="040c3a29" style:font-weight-asian="normal" style:font-weight-complex="normal"/>
    </style:style>
    <style:style style:name="T22" style:family="text">
      <style:text-properties fo:font-weight="normal" officeooo:rsid="040e191d" style:font-weight-asian="normal" style:font-weight-complex="normal"/>
    </style:style>
    <style:style style:name="T23" style:family="text">
      <style:text-properties fo:font-weight="normal" officeooo:rsid="0410bb40" style:font-weight-asian="normal" style:font-weight-complex="normal"/>
    </style:style>
    <style:style style:name="T24" style:family="text">
      <style:text-properties fo:font-weight="normal" officeooo:rsid="04144086" style:font-weight-asian="normal" style:font-weight-complex="normal"/>
    </style:style>
    <style:style style:name="T25" style:family="text">
      <style:text-properties fo:font-weight="normal" officeooo:rsid="04170b78" style:font-weight-asian="normal" style:font-weight-complex="normal"/>
    </style:style>
    <style:style style:name="T26" style:family="text">
      <style:text-properties fo:font-weight="normal" officeooo:rsid="041920fe" style:font-weight-asian="normal" style:font-weight-complex="normal"/>
    </style:style>
    <style:style style:name="T27" style:family="text">
      <style:text-properties fo:font-weight="normal" officeooo:rsid="041ba2f2" style:font-weight-asian="normal" style:font-weight-complex="normal"/>
    </style:style>
    <style:style style:name="T28" style:family="text">
      <style:text-properties fo:font-weight="normal" officeooo:rsid="041f320d" style:font-weight-asian="normal" style:font-weight-complex="normal"/>
    </style:style>
    <style:style style:name="T29" style:family="text">
      <style:text-properties fo:font-weight="normal" officeooo:rsid="042060f4" style:font-weight-asian="normal" style:font-weight-complex="normal"/>
    </style:style>
    <style:style style:name="T30" style:family="text">
      <style:text-properties fo:font-weight="normal" officeooo:rsid="0422334d" style:font-weight-asian="normal" style:font-weight-complex="normal"/>
    </style:style>
    <style:style style:name="T31" style:family="text">
      <style:text-properties fo:font-weight="normal" officeooo:rsid="0425a8df" style:font-weight-asian="normal" style:font-weight-complex="normal"/>
    </style:style>
    <style:style style:name="T32" style:family="text">
      <style:text-properties fo:font-weight="normal" officeooo:rsid="0426b9a6" style:font-weight-asian="normal" style:font-weight-complex="normal"/>
    </style:style>
    <style:style style:name="T33" style:family="text">
      <style:text-properties fo:font-weight="normal" officeooo:rsid="04282409" style:font-weight-asian="normal" style:font-weight-complex="normal"/>
    </style:style>
    <style:style style:name="T34" style:family="text">
      <style:text-properties fo:font-weight="normal" officeooo:rsid="04295b02" style:font-weight-asian="normal" style:font-weight-complex="normal"/>
    </style:style>
    <style:style style:name="T35" style:family="text">
      <style:text-properties fo:font-weight="normal" officeooo:rsid="042e1f24" style:font-weight-asian="normal" style:font-weight-complex="normal"/>
    </style:style>
    <style:style style:name="T36" style:family="text">
      <style:text-properties fo:font-weight="normal" officeooo:rsid="042eeb76" style:font-weight-asian="normal" style:font-weight-complex="normal"/>
    </style:style>
    <style:style style:name="T37" style:family="text">
      <style:text-properties fo:font-weight="normal" officeooo:rsid="042fb19b" style:font-weight-asian="normal" style:font-weight-complex="normal"/>
    </style:style>
    <style:style style:name="T38" style:family="text">
      <style:text-properties fo:font-weight="normal" officeooo:rsid="04309203" style:font-weight-asian="normal" style:font-weight-complex="normal"/>
    </style:style>
    <style:style style:name="T39" style:family="text">
      <style:text-properties fo:font-weight="normal" officeooo:rsid="04354841" style:font-weight-asian="normal" style:font-weight-complex="normal"/>
    </style:style>
    <style:style style:name="T40" style:family="text">
      <style:text-properties fo:font-weight="normal" officeooo:rsid="043a10af" style:font-weight-asian="normal" style:font-weight-complex="normal"/>
    </style:style>
    <style:style style:name="T41" style:family="text">
      <style:text-properties fo:font-weight="normal" officeooo:rsid="04386f34" style:font-weight-asian="normal" style:font-weight-complex="normal"/>
    </style:style>
    <style:style style:name="T42" style:family="text">
      <style:text-properties fo:font-weight="normal" officeooo:rsid="043bab31" style:font-weight-asian="normal" style:font-weight-complex="normal"/>
    </style:style>
    <style:style style:name="T43" style:family="text">
      <style:text-properties fo:font-weight="normal" officeooo:rsid="043bd757" style:font-weight-asian="normal" style:font-weight-complex="normal"/>
    </style:style>
    <style:style style:name="T44" style:family="text">
      <style:text-properties fo:font-weight="normal" officeooo:rsid="043be298" style:font-weight-asian="normal" style:font-weight-complex="normal"/>
    </style:style>
    <style:style style:name="T45" style:family="text">
      <style:text-properties fo:font-weight="normal" officeooo:rsid="043ff917" style:font-weight-asian="normal" style:font-weight-complex="normal"/>
    </style:style>
    <style:style style:name="T46" style:family="text">
      <style:text-properties fo:font-weight="normal" officeooo:rsid="04409a5b" style:font-weight-asian="normal" style:font-weight-complex="normal"/>
    </style:style>
    <style:style style:name="T47" style:family="text">
      <style:text-properties fo:font-weight="normal" officeooo:rsid="04424143" style:font-weight-asian="normal" style:font-weight-complex="normal"/>
    </style:style>
    <style:style style:name="T48" style:family="text">
      <style:text-properties officeooo:rsid="033bd0c4"/>
    </style:style>
    <style:style style:name="T49" style:family="text">
      <style:text-properties officeooo:rsid="03fabb75"/>
    </style:style>
    <style:style style:name="T50" style:family="text">
      <style:text-properties officeooo:rsid="04409a5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העמסת אופרטורים</text:h>
      <text:p text:style-name="P4"><text:span text:style-name="T1">העמסה</text:span> (overloading) היא מצב של כמה פונקציות עם אותו שם וארגומנטים <text:span text:style-name="T49">מסוגים </text:span>שונים.</text:p>
      <text:p text:style-name="P5">בשפת ++C, <text:span text:style-name="T9">גם אופרטור הוא פונקציה, ולכן אפשר </text:span><text:span text:style-name="T1">להעמיס אופרטורים</text:span><text:span text:style-name="T13">:</text:span><text:span text:style-name="T9"> </text:span><text:span text:style-name="T10">להגדיר אופרטורים </text:span><text:span text:style-name="T11">המבצעים פעולות שונות </text:span><text:span text:style-name="T12">לפי סוג הארגומנטים המועברים אליהם.</text:span><text:span text:style-name="T14"> לדוגמה:</text:span></text:p>
      <text:list xml:id="list3811962662390817144" text:style-name="L1">
        <text:list-item>
          <text:p text:style-name="P16"><text:span text:style-name="T2">א</text:span><text:span text:style-name="T1">ופרטורים חשבוניים</text:span><text:span text:style-name="T9"> (חיבור, חיסור</text:span><text:span text:style-name="T15">,</text:span><text:span text:style-name="T9"> כפל</text:span><text:span text:style-name="T15">, השוואה,</text:span><text:span text:style-name="T9"> וכו') מוגדרים על מספרים שלמים וממשיים; אנחנו יכולים </text:span><text:span text:style-name="T19">להעמיס</text:span><text:span text:style-name="T9"> אותם גם </text:span><text:span text:style-name="T19">ב</text:span><text:span text:style-name="T9">מחלקות שאנחנו בונים, המייצגים עצמים מתמטיים מורכבים יותר. למשל: מספרים מרוכבים (ראו תיקיה 1), מטריצות, פולינומים וכו'.</text:span><text:span text:style-name="T16"> בספריה התקנית הם הורחבו </text:span><text:span text:style-name="T17">גם </text:span><text:span text:style-name="T16">למחרוזות</text:span><text:span text:style-name="T17">.</text:span></text:p>
        </text:list-item>
        <text:list-item>
          <text:p text:style-name="P17"><text:span text:style-name="T3">א</text:span><text:span text:style-name="T1">ופרטורי זרימה</text:span><text:span text:style-name="T9"> (&lt;&lt; &gt;&gt;) - מוגדרים במקור (בשפת סי) על מספרים שלמים, אבל בשפת ++C </text:span><text:span text:style-name="T20">העמיסו אותם לזרמי קלט </text:span><text:span text:style-name="T9">ופלט כפי שכבר ראינו</text:span><text:span text:style-name="T20">.</text:span><text:span text:style-name="T9"> גם אנחנו יכולים להרחיב אותם </text:span><text:span text:style-name="T20">כדי לכתוב ולקרוא מחלקות שאנחנו בונים (ראו תיקיה 1).</text:span></text:p>
        </text:list-item>
        <text:list-item>
          <text:p text:style-name="P18"><text:span text:style-name="T6">או</text:span><text:span text:style-name="T1">פרטור השמה </text:span><text:span text:style-name="T9">(=) - מ</text:span><text:span text:style-name="T24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29"> ראו תיקיה </text:span><text:span text:style-name="T30">2</text:span><text:span text:style-name="T29">.</text:span></text:p>
        </text:list-item>
        <text:list-item>
          <text:p text:style-name="P19"><text:span text:style-name="T1">אופרטור סוגריים מרובעים</text:span><text:span text:style-name="T4"> []</text:span><text:span text:style-name="T9"> - מוגדר לגבי מערכים בסיסיים; אפשר להרחיב אותו גם למחלקות שאנחנו בונים, כשאנחנו רוצים לגשת לדברים לפי אינדקס</text:span><text:span text:style-name="T28"> (ראו תיקיה 2)</text:span><text:span text:style-name="T9">. בספריה התקנית הם הורחבו </text:span><text:span text:style-name="T21">למבנים כגון vector וגם map</text:span><text:span text:style-name="T22"> (</text:span><text:span text:style-name="T21">ראו תיקיה </text:span><text:span text:style-name="T28">3</text:span><text:span text:style-name="T22">).</text:span></text:p>
        </text:list-item>
        <text:list-item>
          <text:p text:style-name="P20"><text:span text:style-name="T5">א</text:span><text:span text:style-name="T1">ופרטור סוגריים עגולים () </text:span><text:span text:style-name="T9">- יכול לשמש להגדרת אובייקטים המתפקדים כמו פונקציות</text:span><text:span text:style-name="T23"> - "פונקטורים" (functors). </text:span><text:span text:style-name="T45">ראו תיקיה 4.</text:span></text:p>
        </text:list-item>
      </text:list>
      <text:p text:style-name="P21">כשמעמיסים אופרטורים, חשוב לשים לב שהערך המוחזר תואם למשמעות של האופרטור. למשל:</text:p>
      <text:list xml:id="list5944100334467528876" text:style-name="L2">
        <text:list-item>
          <text:p text:style-name="P26"><text:span text:style-name="T9">אופרטור + מחזיר את הסכום; אופרטור += מגדיל את הארגומנט השמאלי שלו אבל </text:span><text:span text:style-name="T1">גם</text:span><text:span text:style-name="T9"> מחזיר את הסכום (שהוא הארגומנט השמאלי אחרי ההשמה).</text:span></text:p>
        </text:list-item>
        <text:list-item>
          <text:p text:style-name="P26"><text:span text:style-name="T9">אופרטור = (השמה) מחזיר </text:span><text:span text:style-name="T25">*this - זה מאפשר לבצע השמות בשרשרת.</text:span></text:p>
        </text:list-item>
        <text:list-item>
          <text:p text:style-name="P22">האופרטורים &gt;&gt; &lt;&lt; מחזירים את זרם הקלט/פלט שהם מקבלים - שוב כדי לאפשר שרשרת.</text:p>
        </text:list-item>
        <text:list-item>
          <text:p text:style-name="P27"><text:span text:style-name="T9">לאופרטור הגדלה באחד (++) והקטנה באחד (--) יש שתי גירסאות: כששמים אותו לפני המספר</text:span><text:span text:style-name="T26"> (prefix)</text:span><text:span text:style-name="T9">, הוא מחזיר את המספר אחרי ההגדלה; כששמים אותו אחרי המספר</text:span><text:span text:style-name="T26"> (postfix)</text:span><text:span text:style-name="T9">, הוא מחזיר את המספר לפני ההגדלה. כדי להבדיל בין האפשרויות, יש להגדיר את הגירסה השניה עם פרמטר מדומה מסוג int</text:span><text:span text:style-name="T27">, למשל:</text:span></text:p>
        </text:list-item>
        <text:list-item>
          <text:p text:style-name="P32">T&amp; T::operator++(); <text:s text:c="2"/>// prefix operator</text:p>
        </text:list-item>
        <text:list-item>
          <text:p text:style-name="P33">T&amp; T::operator++(int); <text:s text:c="2"/>// postfix operator</text:p>
        </text:list-item>
      </text:list>
      <text:p text:style-name="Heading_20_2"><text:span text:style-name="T18">א</text:span><text:span text:style-name="T9">ופרטורי המרה</text:span></text:p>
      <text:p text:style-name="P6"><text:span text:style-name="T12">ס</text:span><text:span text:style-name="T9">וג מיוחד של אופרטור</text:span><text:span text:style-name="T31">ים הוא </text:span><text:span text:style-name="T7">אופרטורי המרה</text:span><text:span text:style-name="T31">. הם הולכים ביחד עם </text:span><text:span text:style-name="T7">בנאי המרה</text:span><text:span text:style-name="T31">:</text:span></text:p>
      <text:list xml:id="list8842713586421717157" text:style-name="L3">
        <text:list-item>
          <text:p text:style-name="P28"><text:span text:style-name="T9">בנאי המרה ממיר ממחלקה אחרת למחלקה שלנו. לדוגמה ראו במ</text:span><text:span text:style-name="T33">חלקה Complex</text:span><text:span text:style-name="T36"> בתיקיה 1</text:span><text:span text:style-name="T33">, עבורה הגדרנו בנאי המרה ממספר ממשי.</text:span></text:p>
        </text:list-item>
        <text:list-item>
          <text:p text:style-name="P29"><text:span text:style-name="T9">אופרטור המרה ממיר מ</text:span><text:span text:style-name="T32">המחלקה שלנו למחלקה אחרת</text:span><text:span text:style-name="T33">. </text:span><text:span text:style-name="T35">לדוגמה ראו במחלקה Fraction</text:span><text:span text:style-name="T36"> בתיקיה </text:span><text:span text:style-name="T46">5</text:span><text:span text:style-name="T36">, </text:span><text:span text:style-name="T35">עבורה הגדרנו אופרטור המרה למספר ממשי.</text:span></text:p>
        </text:list-item>
      </text:list>
      <text:p text:style-name="P7"><text:span text:style-name="T37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9">מילה השמורה explicit</text:span><text:span text:style-name="T37">. מילה זו אומרת לו להפעיל המרה רק כשמבקשים אותה באופן מפורש</text:span><text:span text:style-name="T38">; </text:span><text:span text:style-name="T9">ראו דוגמה בתיקיה </text:span><text:span text:style-name="T46">5</text:span><text:span text:style-name="T38">.</text:span></text:p>
      <text:p text:style-name="P23">המילה explicit נועדה גם למנוע שגיאות לוגיות ולהפוך אותן לשגיאות קומפילציה; ראו דוגמה בתיקיה <text:span text:style-name="T50">6</text:span>.</text:p>
      <text:p text:style-name="P23"/>
      <text:p text:style-name="Heading_20_2"><text:span text:style-name="T34">פ</text:span><text:span text:style-name="T9">ונקציות </text:span><text:span text:style-name="T39">ומחלקות </text:span><text:span text:style-name="T9">חברות - friend</text:span></text:p>
      <text:p text:style-name="P9"><text:span text:style-name="T9">לפעמים יש פונקציה שהיא קשורה באופן הדוק למחלקה, אבל </text:span><text:span text:style-name="T40">אי אפשר </text:span><text:span text:style-name="T9">להגדיר בתוך המחלקה. </text:span><text:span text:style-name="T41">לדוגמה, אופרטורי קלט ופלט (&gt;&gt; &lt;&lt;). <text:s/></text:span></text:p>
      <text:p text:style-name="P11"><text:span text:style-name="T41">י</text:span><text:span text:style-name="T9">ש פונקציה שאפשר להגדיר בתוך המחלקה אבל נוח יותר להגדיר בחוץ. לדוגמה, </text:span><text:span text:style-name="T39">אופרטור חיבור (+) אפשר להגדיר בתוך המחלקה:</text:span></text:p>
      <text:p text:style-name="P34">Complex Complex::operator+ (Complex other)</text:p>
      <text:p text:style-name="P24"/>
      <text:p text:style-name="P25">אבל יותר טבעי להגדיר אותו מחוץ למחלקה:</text:p>
      <text:p text:style-name="P34">Complex operator+ (Complex a, Complex b)</text:p>
      <text:p text:style-name="P10"><text:span text:style-name="T9">בדרך-כלל, כשפונקציות מוגדרות מחוץ למחלקה</text:span><text:span text:style-name="T42">, אין להן גישה לשדות הפרטיים של המחלקה. אבל בשפת ++C אפשר לחרוג מכלל זה ע"י הצהרה שהפונקציה המדוברת היא </text:span><text:span text:style-name="T8">חברה </text:span><text:span text:style-name="T42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35">friend Complex operator+ (Complex a, Complex b);</text:p>
      <text:p text:style-name="P13"><text:span text:style-name="T9">את המימוש אפשר לכתוב כרגיל בקובץ cpp; המימוש יוכל לגשת לשדות הפרטיים של המחלקה.</text:span><text:span text:style-name="T43"> </text:span></text:p>
      <text:p text:style-name="P13"><text:span text:style-name="T43">כבר ראינו דוגמאות לזה במחלקה Complex</text:span><text:span text:style-name="T44">; דוגמאות נוספות </text:span><text:span text:style-name="T43">במחלקה Fraction</text:span><text:span text:style-name="T44"> בתיקיה </text:span><text:span text:style-name="T47">7</text:span><text:span text:style-name="T44">.</text:span></text:p>
      <text:p text:style-name="P14"><text:span text:style-name="T44">ב</text:span><text:span text:style-name="T9">אותו אופן, אפשר להגדיר </text:span><text:span text:style-name="T1">מחלקה חברה</text:span><text:span text:style-name="T9">: מחלקה אחת יכולה להגדיר מחלקה אחרת כ"חברה" ובכך לאפשר לה לגשת לשדות הפרטיים שלה. </text:span></text:p>
      <text:p text:style-name="P36">זה שימושי כשיש שתי מחלקות הקשורות באופן הדוק זו לזו, למשל: מחלקה של וקטור, ומחלקה של איטרטור על הוקטור הזה.</text:p>
      <text:p text:style-name="P15"><text:span text:style-name="T1">חידה</text:span><text:span text:style-name="T9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37"/>
      <text:p text:style-name="P38"/>
      <text:p text:style-name="P12">מקורות</text:p>
      <text:list xml:id="list3831818447064382095" text:style-name="L4">
        <text:list-item>
          <text:p text:style-name="P30">מצגת של<text:span text:style-name="T48"> </text:span>אופיר פלא.</text:p>
        </text:list-item>
        <text:list-item>
          <text:p text:style-name="P31">https://stackoverflow.com/q/49092801/827927</text:p>
        </text:list-item>
      </text:list>
      <text:p text:style-name="P8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10:45:16.966056204</dc:date>
    <meta:editing-duration>P8DT10H42M16S</meta:editing-duration>
    <meta:editing-cycles>986</meta:editing-cycles>
    <meta:document-statistic meta:table-count="0" meta:image-count="0" meta:object-count="0" meta:page-count="1" meta:paragraph-count="40" meta:word-count="696" meta:character-count="4064" meta:non-whitespace-character-count="3414"/>
  </office:meta>
</office:document-meta>
</file>